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barWipe" smil:subtype="leftToRight" smil:direction="rever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draw:auto-grow-height="true" fo:min-height="3.507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text-properties style:font-name="Liberation Sans1"/>
    </style:style>
    <style:style style:name="P2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1" draw:id="id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STA2023 - Statistics</text:p>
          </draw:text-box>
        </draw:frame>
        <draw:frame presentation:style-name="pr2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Class Overview</text:p>
              </text:list-item>
              <text:list-item>
                <text:p>Statistical Thinking</text:p>
              </text:list-item>
              <text:list-item>
                <text:p>Types of Data</text:p>
              </text:list-item>
              <text:list-item>
                <text:p>Critical Thinking</text:p>
              </text:list-item>
              <text:list-item>
                <text:p>Design of Experiments</text:p>
              </text:list-item>
            </text:list>
            <text:p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2" draw:id="id2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Introduction</text:p>
          </draw:text-box>
        </draw:frame>
        <draw:frame presentation:style-name="pr2" draw:layer="layout" svg:width="24cm" svg:height="12.18cm" svg:x="2cm" svg:y="6cm" presentation:class="outline" presentation:user-transformed="true">
          <draw:text-box>
            <text:list text:style-name="L2">
              <text:list-item>
                <text:p>Mr Foley </text:p>
              </text:list-item>
              <text:list-item>
                <text:p>Attendance</text:p>
              </text:list-item>
              <text:list-item>
                <text:p>Syllabus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3" draw:id="id3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Class Overview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<text:span text:style-name="T1">The highest priority in this class is not on mathematical computation but </text:span><text:span text:style-name="T2">understanding </text:span><text:span text:style-name="T3">and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4" draw:id="id4">
        <office:forms form:automatic-focus="false" form:apply-design-mode="false"/>
        <draw:frame presentation:style-name="pr5" draw:layer="layout" svg:width="20cm" svg:height="2cm" svg:x="1.4cm" svg:y="1.6cm" presentation:class="title" presentation:user-transformed="true">
          <draw:text-box>
            <text:p>Statistical Thinking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5" draw:id="id5">
        <draw:frame presentation:style-name="pr5" draw:layer="layout" svg:width="20cm" svg:height="2cm" svg:x="1.4cm" svg:y="1.6cm" presentation:class="title">
          <draw:text-box>
            <text:p>Types of Data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" draw:id="id6">
        <draw:frame presentation:style-name="pr5" draw:layer="layout" svg:width="20cm" svg:height="2cm" svg:x="1.4cm" svg:y="1.6cm" presentation:class="title" presentation:user-transformed="true">
          <draw:text-box>
            <text:p>Critical Thinking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1" xml:id="id7" draw:id="id7">
        <draw:frame presentation:style-name="pr5" draw:layer="layout" svg:width="20cm" svg:height="2cm" svg:x="1.4cm" svg:y="1.6cm" presentation:class="title">
          <draw:text-box>
            <text:p>Design of Experiments</text:p>
          </draw:text-box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8" draw:id="id8">
        <draw:frame presentation:style-name="pr5" draw:layer="layout" svg:width="20cm" svg:height="2cm" svg:x="1.4cm" svg:y="1.6cm" presentation:class="title" presentation:placeholder="true">
          <draw:text-box/>
        </draw:frame>
        <draw:frame presentation:style-name="pr6" draw:layer="layout" svg:width="25.2cm" svg:height="12.179cm" svg:x="1.4cm" svg:y="5cm" presentation:class="outline" presentation:placeholder="true">
          <draw:text-box/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3" style:family="presentation" style:parent-style-name="Inspiration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4" style:family="presentation" style:parent-style-name="Inspiration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5" style:family="presentation" style:parent-style-name="Inspiration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6" style:family="presentation" style:parent-style-name="Inspiration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7" style:family="presentation" style:parent-style-name="Inspiration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nspiration-outline8" style:family="presentation" style:parent-style-name="Inspiration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 draw:fit-to-size="shrink-to-fit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8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7:22:14.333090308</meta:creation-date>
    <meta:editing-duration>PT3M28S</meta:editing-duration>
    <meta:editing-cycles>3</meta:editing-cycles>
    <meta:generator>LibreOffice/5.2.3.3$Linux_X86_64 LibreOffice_project/20m0$Build-3</meta:generator>
    <dc:date>2017-01-09T16:23:40.151615208</dc:date>
    <meta:document-statistic meta:object-count="78"/>
    <meta:template xlink:type="simple" xlink:actuate="onRequest" xlink:title="" xlink:href="../../../../../../usr/lib64/libreoffice/share/template/common/presnt/Impress.otp" meta:date="2014-12-22T14:27:38.179000000"/>
  </office:meta>
</office:document-meta>
</file>